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0D00002061000018FEC5D35B35.svm"/>
  <manifest:file-entry manifest:media-type="" manifest:full-path="Pictures/200000480000088F0000049623DF7C4B.svm"/>
  <manifest:file-entry manifest:media-type="" manifest:full-path="Pictures/2000020200001B37000019B811D4DF2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5cm" svg:height="0.885cm" svg:x="5.66cm" svg:y="7.835cm">
          <draw:text-box>
            <text:p text:style-name="P1"><text:span text:style-name="T1">7.6%</text:span></text:p>
          </draw:text-box>
        </draw:frame>
        <draw:frame draw:style-name="gr1" draw:text-style-name="P1" draw:layer="layout" svg:width="1.905cm" svg:height="0.885cm" svg:x="7.161cm" svg:y="10.136cm">
          <draw:text-box>
            <text:p text:style-name="P1"><text:span text:style-name="T1">14%</text:span></text:p>
          </draw:text-box>
        </draw:frame>
        <draw:frame draw:style-name="gr1" draw:text-style-name="P1" draw:layer="layout" svg:width="1.905cm" svg:height="0.885cm" svg:x="8.462cm" svg:y="11.237cm">
          <draw:text-box>
            <text:p text:style-name="P1"><text:span text:style-name="T1">12.5%</text:span></text:p>
          </draw:text-box>
        </draw:frame>
        <draw:frame draw:style-name="gr1" draw:text-style-name="P1" draw:layer="layout" svg:width="1.905cm" svg:height="0.885cm" svg:x="9.762cm" svg:y="8.637cm">
          <draw:text-box>
            <text:p text:style-name="P1"><text:span text:style-name="T1">98.7%</text:span></text:p>
          </draw:text-box>
        </draw:frame>
        <draw:frame draw:style-name="gr2" draw:text-style-name="P2" draw:layer="layout" svg:width="2.54cm" svg:height="1.52cm" svg:x="4.725cm" svg:y="7.015cm">
          <draw:text-box>
            <text:p text:style-name="P2"><text:span text:style-name="T2">query/sec</text:span></text:p>
          </draw:text-box>
        </draw:frame>
        <draw:frame draw:style-name="gr3" draw:text-style-name="P3" draw:layer="layout" svg:width="8.288cm" svg:height="6.397cm" svg:x="11.664cm" svg:y="7.685cm">
          <draw:image xlink:href="Pictures/2000020D00002061000018FEC5D35B35.svm" xlink:type="simple" xlink:show="embed" xlink:actuate="onLoad">
            <text:p/>
          </draw:image>
        </draw:frame>
        <draw:frame draw:style-name="gr3" draw:text-style-name="P3" draw:layer="layout" svg:width="6.966cm" svg:height="6.583cm" svg:x="4.499cm" svg:y="7.582cm">
          <draw:image xlink:href="Pictures/2000020200001B37000019B811D4DF24.svm" xlink:type="simple" xlink:show="embed" xlink:actuate="onLoad">
            <text:p/>
          </draw:image>
        </draw:frame>
        <draw:frame draw:style-name="gr3" draw:text-style-name="P3" draw:layer="layout" svg:width="2.19cm" svg:height="1.173cm" svg:x="19.415cm" svg:y="9.987cm">
          <draw:image xlink:href="Pictures/200000480000088F0000049623DF7C4B.svm" xlink:type="simple" xlink:show="embed" xlink:actuate="onLoad">
            <text:p/>
          </draw:image>
        </draw:frame>
        <draw:frame draw:style-name="gr1" draw:text-style-name="P1" draw:layer="layout" svg:width="1.905cm" svg:height="0.885cm" svg:x="12.93cm" svg:y="9.255cm">
          <draw:text-box>
            <text:p text:style-name="P1"><text:span text:style-name="T1">10%</text:span></text:p>
          </draw:text-box>
        </draw:frame>
        <draw:frame draw:style-name="gr1" draw:text-style-name="P1" draw:layer="layout" svg:width="1.905cm" svg:height="0.885cm" svg:x="14.731cm" svg:y="7.856cm">
          <draw:text-box>
            <text:p text:style-name="P1"><text:span text:style-name="T1">7%</text:span></text:p>
          </draw:text-box>
        </draw:frame>
        <draw:frame draw:style-name="gr1" draw:text-style-name="P1" draw:layer="layout" svg:width="1.905cm" svg:height="0.885cm" svg:x="16.632cm" svg:y="9.457cm">
          <draw:text-box>
            <text:p text:style-name="P1"><text:span text:style-name="T1">11%</text:span></text:p>
          </draw:text-box>
        </draw:frame>
        <draw:frame draw:style-name="gr1" draw:text-style-name="P1" draw:layer="layout" svg:width="1.905cm" svg:height="0.885cm" svg:x="18.333cm" svg:y="11.858cm">
          <draw:text-box>
            <text:p text:style-name="P1"><text:span text:style-name="T1">36%</text:span></text:p>
          </draw:text-box>
        </draw:frame>
        <draw:frame draw:style-name="gr2" draw:text-style-name="P2" draw:layer="layout" svg:width="2.54cm" svg:height="1.52cm" svg:x="11.825cm" svg:y="7.115cm">
          <draw:text-box>
            <text:p text:style-name="P2"><text:span text:style-name="T2">query/se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luca Popa</meta:initial-creator>
    <meta:creation-date>2010-10-31T02:17:30</meta:creation-date>
    <dc:date>2010-10-31T11:11:31</dc:date>
    <dc:creator>Raluca Popa</dc:creator>
    <meta:editing-duration>PT08H54M01S</meta:editing-duration>
    <meta:editing-cycles>8</meta:editing-cycles>
    <meta:generator>OpenOffice.org/3.2$Linux OpenOffice.org_project/320m12$Build-9483</meta:generator>
    <meta:document-statistic meta:object-count="13"/>
  </office:meta>
</office:document-meta>
</file>